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2.4252in"/>
    </style:style>
    <style:style style:name="co3" style:family="table-column">
      <style:table-column-properties fo:break-before="auto" style:column-width="1.7929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start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c0c0c0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Designat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Designation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TQFP32</text:p>
          </table:table-cell>
          <table:table-cell office:value-type="string">
            <text:p>ATMEGA328P-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2</text:p>
          </table:table-cell>
          <table:table-cell office:value-type="string">
            <text:p>so-14</text:p>
          </table:table-cell>
          <table:table-cell office:value-type="string">
            <text:p>MCP2120-SL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3</text:p>
          </table:table-cell>
          <table:table-cell office:value-type="string">
            <text:p>vishay_TFBS4711</text:p>
          </table:table-cell>
          <table:table-cell office:value-type="string">
            <text:p>TFBS47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4</text:p>
          </table:table-cell>
          <table:table-cell office:value-type="string">
            <text:p>pca9306dcu</text:p>
          </table:table-cell>
          <table:table-cell office:value-type="string">
            <text:p>PCA930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5</text:p>
          </table:table-cell>
          <table:table-cell office:value-type="string">
            <text:p>HMC5883L_bigpads</text:p>
          </table:table-cell>
          <table:table-cell office:value-type="string">
            <text:p>HMC588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7</text:p>
          </table:table-cell>
          <table:table-cell office:value-type="string">
            <text:p>SOT23-5</text:p>
          </table:table-cell>
          <table:table-cell office:value-type="string">
            <text:p>MIC52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8</text:p>
          </table:table-cell>
          <table:table-cell office:value-type="string">
            <text:p>SOT223</text:p>
          </table:table-cell>
          <table:table-cell office:value-type="string">
            <text:p>AMS11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9</text:p>
          </table:table-cell>
          <table:table-cell table:number-columns-repeated="2" office:value-type="string">
            <text:p>PCA968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string">
            <text:p>7.3728Mh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X2</text:p>
          </table:table-cell>
          <table:table-cell office:value-type="string">
            <text:p>Q_49U3HMS</text:p>
          </table:table-cell>
          <table:table-cell office:value-type="string">
            <text:p>16.000Mh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W1</text:p>
          </table:table-cell>
          <table:table-cell office:value-type="string">
            <text:p>SW_PUSH_SMD</text:p>
          </table:table-cell>
          <table:table-cell office:value-type="string">
            <text:p>SW_PUSH_SMALL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Z1</text:p>
          </table:table-cell>
          <table:table-cell office:value-type="string">
            <text:p>piezo_spkr</text:p>
          </table:table-cell>
          <table:table-cell office:value-type="string">
            <text:p>PIEZO Spea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10,D9,D7,D8,D4,D6,D1,D2,D3,D5</text:p>
          </table:table-cell>
          <table:table-cell office:value-type="string">
            <text:p>LED-0805</text:p>
          </table:table-cell>
          <table:table-cell office:value-type="string">
            <text:p>L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15,C12,C11,C10,C17,C16,C3,C5</text:p>
          </table:table-cell>
          <table:table-cell office:value-type="string">
            <text:p>SM0805</text:p>
          </table:table-cell>
          <table:table-cell office:value-type="string">
            <text:p>0.1uf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9</text:p>
          </table:table-cell>
          <table:table-cell office:value-type="string">
            <text:p>SM0805</text:p>
          </table:table-cell>
          <table:table-cell office:value-type="string">
            <text:p>0.22u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8,C2,C4</text:p>
          </table:table-cell>
          <table:table-cell office:value-type="string">
            <text:p>SM0805</text:p>
          </table:table-cell>
          <table:table-cell office:value-type="string">
            <text:p>4.7uf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18,C1,C20,C21,C19</text:p>
          </table:table-cell>
          <table:table-cell office:value-type="string">
            <text:p>c_tant_B</text:p>
          </table:table-cell>
          <table:table-cell office:value-type="string">
            <text:p>10u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7,C14,C13,C6</text:p>
          </table:table-cell>
          <table:table-cell office:value-type="string">
            <text:p>SM0805</text:p>
          </table:table-cell>
          <table:table-cell office:value-type="string">
            <text:p>22pf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17</text:p>
          </table:table-cell>
          <table:table-cell office:value-type="string">
            <text:p>SM0805</text:p>
          </table:table-cell>
          <table:table-cell office:value-type="string">
            <text:p>0 Oh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16</text:p>
          </table:table-cell>
          <table:table-cell office:value-type="string">
            <text:p>SM0805</text:p>
          </table:table-cell>
          <table:table-cell office:value-type="string">
            <text:p>47 Oh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19,R18</text:p>
          </table:table-cell>
          <table:table-cell office:value-type="string">
            <text:p>SM0805</text:p>
          </table:table-cell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24,R22,R23,R20,R21,R7</text:p>
          </table:table-cell>
          <table:table-cell office:value-type="string">
            <text:p>SM0805</text:p>
          </table:table-cell>
          <table:table-cell office:value-type="string">
            <text:p>10K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26,R27</text:p>
          </table:table-cell>
          <table:table-cell office:value-type="string">
            <text:p>r_CN2A4</text:p>
          </table:table-cell>
          <table:table-cell office:value-type="string">
            <text:p>330 Oh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25,R28</text:p>
          </table:table-cell>
          <table:table-cell office:value-type="string">
            <text:p>r_CN2A4</text:p>
          </table:table-cell>
          <table:table-cell office:value-type="string">
            <text:p>220 Oh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1</text:p>
          </table:table-cell>
          <table:table-cell office:value-type="string">
            <text:p>SIL-6</text:p>
          </table:table-cell>
          <table:table-cell office:value-type="string">
            <text:p>.1in 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2,P5,P4,P6</text:p>
          </table:table-cell>
          <table:table-cell office:value-type="string">
            <text:p>SIL-2</text:p>
          </table:table-cell>
          <table:table-cell office:value-type="string">
            <text:p>Hea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7,P8</text:p>
          </table:table-cell>
          <table:table-cell office:value-type="string">
            <text:p>SIL-2</text:p>
          </table:table-cell>
          <table:table-cell office:value-type="string">
            <text:p>CONN_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5,J1,J9,J13</text:p>
          </table:table-cell>
          <table:table-cell office:value-type="string">
            <text:p>SIL-3</text:p>
          </table:table-cell>
          <table:table-cell office:value-type="string">
            <text:p>Hea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17,J18</text:p>
          </table:table-cell>
          <table:table-cell office:value-type="string">
            <text:p>SIL-12</text:p>
          </table:table-cell>
          <table:table-cell office:value-type="string">
            <text:p>Hea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3</text:p>
          </table:table-cell>
          <table:table-cell office:value-type="string">
            <text:p>con-jst2-SM04B-SRSS-TB</text:p>
          </table:table-cell>
          <table:table-cell office:value-type="string">
            <text:p>SM04B-SRSS-TB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essFitPCB,PressFitPCB</text:p>
          </table:table-cell>
          <table:table-cell office:value-type="string">
            <text:p>PressFitPCB</text:p>
          </table:table-cell>
          <table:table-cell office:value-type="string">
            <text:p>VAL**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6550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3/11/2015</text:date>, <text:time>05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3-11T05:09:54.15</dc:date>
    <meta:generator>OpenOffice.org/3.0$Win32 OpenOffice.org_project/300m9$Build-9358</meta:generator>
    <meta:editing-duration>PT00H14M33S</meta:editing-duration>
    <meta:editing-cycles>2</meta:editing-cycles>
    <meta:document-statistic meta:table-count="1" meta:cell-count="161" meta:object-count="0"/>
  </office:meta>
</office:document-meta>
</file>